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Vulnerability Scanning and Analysis Tools; 
				Network Intrusion Detection; 
				GNU/Linux Administration; 
				Python Scripting; Automation; 
				Public Key Infrastructures; 
				TCP/IP Networking; 
				Git; GitHub; 
				Bash; PowerShell; 
				Node.js; 
				MongoDB; 
				HTML5/CSS3; 
				Docker Compose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, enhancing user experience.</text:p>
      <text:p text:style-name="Normal">Collaborated directly with developers and C-suite personnel to gather requirements and ensure alignment with business objectives.</text:p>
      <text:p text:style-name="Normal">Contributed to building and presenting a team-wide slide deck in Google Slides, utilizing Figma for design consistency.</text:p>
      <text:h text:style-name="Heading3">Contracted Graphic Designer @ Islamic Institute of Orange County (Apr 2016 ∕ Present)</text:h>
      <text:p text:style-name="Normal">et al.</text:p>
      <text:p text:style-name="Normal">Advertised social events with non-profits, e.g. Islamic Institute of Orange County and Sabil USA, utilizing data-driven design strategies.</text:p>
      <text:p text:style-name="Normal">Designed real-estate marketing materials for Berkshire Hathaway agents, focusing on effective communication of key messages.</text:p>
      <text:p text:style-name="Normal">Commissioned to design over 20 event fliers for non-profit organizations, ensuring alignment with branding and audience engagement.</text:p>
      <text:h text:style-name="Heading3">Internship @ CSU Fullerton (Sep 2017 ∕ May 2018)</text:h>
      <text:p text:style-name="Normal">under the Val Tech Program</text:p>
      <text:p text:style-name="Normal">Assisted in the development of a brain-computer interface with graduate students, applying analytical skills to support research objectives.</text:p>
      <text:p text:style-name="Normal">Designed user interface for mock-up calibration procedure, enhancing usability and user experience.</text:p>
      <text:p text:style-name="Normal">Project coordinated by Professor Kiran George, PhD, fostering collaboration and communication skills.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, enhancing data management capabilities.</text:p>
      <text:p text:style-name="Normal">Assisted in architectural and structural design plans of commercial and industrial sites, applying analytical thinking to design challenges.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, enhancing customer satisfaction.</text:p>
      <text:p text:style-name="Normal">Assumed different roles within the restaurant to support overall operations, demonstrating flexibility and teamwork.</text:p>
      <text:p text:style-name="Normal">Handled cash transactions and utilized point-of-sale systems, ensuring accurate financial reporting.</text:p>
      <text:p text:style-name="Normal">Addressed customer concerns and resolved issues in a positive and efficient manner, contributing to a positive customer experience.</text:p>
      <text:p text:style-name="Normal">Analyzed pricing schemes according to market value, applying basic data analysis skills to support business decisions.</text:p>
      <!-- WORK END -->
      <text:h text:style-name="Heading2">Projects</text:h>
      <!-- PROJECTS START -->
      <text:h text:style-name="Heading3">GoAnimate Wrapper (Dec 2019 - Nov 2020)</text:h>
      <text:p text:style-name="Normal">https://github.com/GoAnimate-Wrapper/GoAnimate-Wrapper</text:p>
      <text:p text:style-name="Normal">GoAnimate Wrapper is a locally-hosted project with product features to interop with Vyond's Legacy Video Maker. With a team of community experts, Wrapper became a significant full-stack web infrastructure project.</text:p>
      <text:p text:style-name="Normal">Designed fault-tolerant Node.js-based back-end systems, ensuring secure API interactions</text:p>
      <text:p text:style-name="Normal">Conducted reverse-engineering research using legacy ActionScript, showcasing skills in complex debugging</text:p>
      <text:p text:style-name="Normal">Collaborated with stakeholders to streamline large-scale system workflows and mitigate failures</text:p>
      <text:h text:style-name="Heading3">Screwdja-YuJa (Dec 2022)</text:h>
      <text:p text:style-name="Normal">https://github.com/Windows81/Screwdja-YuJa</text:p>
      <text:p text:style-name="Normal">Screwdja-YuJa addressed a severe vulnerability in YuJa's API that I identified and reported.</text:p>
      <text:p text:style-name="Normal">Identified, tested, and coordinated the release of a high-priority security patch for an API vulnerability</text:p>
      <text:p text:style-name="Normal">Used NIST methodology to document vulnerabilities, enabling secure cloud communication</text:p>
      <text:p text:style-name="Normal">Collaborated with the security engineering team at YuJa to ensure breach mitigation policies</text:p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streamlined culmination of research to allow users to host and join Rōblox servers in a local- or wide-area network.</text:p>
      <text:p text:style-name="Normal">Designed and deployed a Python-based secure client-server architecture for transport across local and wide-area networks</text:p>
      <text:p text:style-name="Normal">Audited system vulnerabilities and implemented processes to comply with standard web security practices</text:p>
      <text:p text:style-name="Normal">Conducted periodic security incident assessments and tested threat prevention simulations</text:p>
      <text:h text:style-name="Heading3">Tubeup (Aug 2023)</text:h>
      <text:p text:style-name="Normal">https://github.com/bibanon/tubeup</text:p>
      <text:p text:style-name="Normal">Tubeup is a project I reviewed and contributed code to re-upload videos from a YouTube channel to the Internet Archive.</text:p>
      <text:p text:style-name="Normal">Implemented fixes to yt-dlp’s Python interface to manage and mitigate asset loss</text:p>
      <text:p text:style-name="Normal">Addressed challenges in multi-host data routing performance vulnerabilities</text:p>
      <text:p text:style-name="Normal">Redesigned key areas of the codebase to manage workloads more securely and efficiently</text:p>
      <text:h text:style-name="Heading3">Webhooky (Feb 2018 - Sep 2019)</text:h>
      <text:p text:style-name="Normal">https://github.com/Windows81/Playing-Webhooky</text:p>
      <text:p text:style-name="Normal">Webhooky was a lightweight, database-driven webhook proxy for Rōblox games interacting with Discord's webhook API.</text:p>
      <text:p text:style-name="Normal">Designed a high-availability architecture using PHP and MySQL, enabling over 200 developers to securely transfer data</text:p>
      <text:p text:style-name="Normal">Proactively monitored security breaches and implemented data usage reporting</text:p>
      <text:p text:style-name="Normal">Installed logging practices and conducted cybersecurity monitoring processes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